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entury Schoolbook L'" style:font-family-asian="'Century Schoolbook L'" style:font-family-complex="'Century Schoolbook 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0.10pt" fo:font-weight="normal" fo:font-family="'Times New Roman'" style:font-family-asian="'Times New Roman'" style:font-family-complex="'Times New Roman'" fo:background-color="transparent" style:use-window-font-color="true"/>
    </style:style>
    <style:style style:name="T4" style:family="text">
      <style:text-properties fo:font-size="10.1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 style:family="text">
      <style:text-properties fo:font-size="10.1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0.10pt" fo:font-weight="bold" fo:font-family="'Times New Roman'" style:font-family-asian="'Times New Roman'" style:font-family-complex="'Times New Roman'" fo:background-color="transparent" style:use-window-font-color="true"/>
    </style:style>
    <style:style style:name="T8" style:family="text">
      <style:text-properties fo:font-size="10.1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Century Schoolbook L'" style:font-family-asian="'Century Schoolbook L'" style:font-family-complex="'Century Schoolbook L'" fo:background-color="transparent" style:use-window-font-color="true"/>
    </style:style>
    <style:style style:name="T11" style:family="text">
      <style:text-properties fo:font-size="12.00pt" fo:font-weight="bold" fo:font-family="Arial" style:font-family-asian="Arial" style:font-family-complex="Arial" fo:background-color="transparent" style:use-window-font-color="true"/>
    </style:style>
    <style:style style:name="T12" style:family="text">
      <style:text-properties fo:font-size="10.10pt" fo:font-weight="normal" fo:font-family="'Times New Roman'" style:font-family-asian="'Times New Roman'" style:font-family-complex="'Times New Roman'" fo:background-color="transparent" style:use-window-font-color="true"/>
    </style:style>
    <style:style style:name="T13" style:family="text">
      <style:text-properties fo:font-size="12.00pt" fo:font-weight="bold" fo:font-family="'Century Schoolbook L'" style:font-family-asian="'Century Schoolbook L'" style:font-family-complex="'Century Schoolbook L'" fo:background-color="transparent" style:use-window-font-color="true"/>
    </style:style>
    <style:style style:name="T14" style:family="text">
      <style:text-properties fo:font-size="10.10pt" fo:font-weight="normal" fo:font-family="'Times New Roman'" style:font-family-asian="'Times New Roman'" style:font-family-complex="'Times New Roman'" fo:background-color="transparent" style:use-window-font-color="true"/>
    </style:style>
    <style:style style:name="T15"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16" style:family="text">
      <style:text-properties fo:font-size="10.10pt" fo:font-weight="normal" fo:font-family="'Times New Roman'" style:font-family-asian="'Times New Roman'" style:font-family-complex="'Times New Roman'" fo:background-color="transparent" style:use-window-font-color="true"/>
    </style:style>
    <style:style style:name="T17"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18" style:family="text">
      <style:text-properties fo:font-size="10.10pt" fo:font-weight="normal" fo:font-family="'Times New Roman'" style:font-family-asian="'Times New Roman'" style:font-family-complex="'Times New Roman'" fo:background-color="transparent" style:use-window-font-color="true"/>
    </style:style>
    <style:style style:name="T19"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20" style:family="text">
      <style:text-properties fo:font-size="10.10pt" fo:font-weight="normal" fo:font-family="'Times New Roman'" style:font-family-asian="'Times New Roman'" style:font-family-complex="'Times New Roman'" fo:background-color="transparent" style:use-window-font-color="true"/>
    </style:style>
    <style:style style:name="T21" style:family="text">
      <style:text-properties fo:font-size="10.10pt" fo:font-weight="normal" fo:font-family="'Times New Roman'" style:font-family-asian="'Times New Roman'" style:font-family-complex="'Times New Roman'" fo:background-color="transparent" style:use-window-font-color="true" fo:font-style="italic"/>
    </style:style>
    <style:style style:name="T22" style:family="text">
      <style:text-properties fo:font-size="10.10pt" fo:font-weight="normal" fo:font-family="'Times New Roman'" style:font-family-asian="'Times New Roman'" style:font-family-complex="'Times New Roman'" fo:background-color="transparent" style:use-window-font-color="true"/>
    </style:style>
    <style:style style:name="T23" style:family="text">
      <style:text-properties fo:font-size="10.00pt" fo:font-weight="normal" fo:font-family="'Times New Roman'" style:font-family-asian="'Times New Roman'" style:font-family-complex="'Times New Roman'" fo:background-color="transparent" style:use-window-font-color="true"/>
    </style:style>
    <style:style style:name="T24" style:family="text">
      <style:text-properties fo:font-size="10.00pt" fo:font-weight="normal" fo:font-family="'Times New Roman'" style:font-family-asian="'Times New Roman'" style:font-family-complex="'Times New Roman'" fo:background-color="transparent" style:use-window-font-color="true" fo:font-style="italic"/>
    </style:style>
    <style:style style:name="T25" style:family="text">
      <style:text-properties fo:font-size="10.00pt" fo:font-weight="normal" fo:font-family="'Times New Roman'" style:font-family-asian="'Times New Roman'" style:font-family-complex="'Times New Roman'" fo:background-color="transparent" style:use-window-font-color="true"/>
    </style:style>
    <style:style style:name="T26" style:family="text">
      <style:text-properties fo:font-size="12.00pt" fo:font-weight="bold" fo:font-family="'Century Schoolbook L'" style:font-family-asian="'Century Schoolbook L'" style:font-family-complex="'Century Schoolbook L'" fo:background-color="transparent" style:use-window-font-color="true"/>
    </style:style>
    <style:style style:name="T27" style:family="text">
      <style:text-properties fo:font-size="10.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bold" fo:font-family="'Century Schoolbook L'" style:font-family-asian="'Century Schoolbook L'" style:font-family-complex="'Century Schoolbook L'" fo:background-color="transparent" style:use-window-font-color="true"/>
    </style:style>
    <style:style style:name="T29" style:family="text">
      <style:text-properties fo:font-size="10.00pt" fo:font-weight="normal" fo:font-family="'Times New Roman'" style:font-family-asian="'Times New Roman'" style:font-family-complex="'Times New Roman'" fo:background-color="transparent" style:use-window-font-color="true"/>
    </style:style>
    <style:style style:name="T30" style:family="text">
      <style:text-properties fo:font-size="12.00pt" fo:font-weight="bold" fo:font-family="'Century Schoolbook L'" style:font-family-asian="'Century Schoolbook L'" style:font-family-complex="'Century Schoolbook L'" fo:background-color="transparent" style:use-window-font-color="true"/>
    </style:style>
    <style:style style:name="T31" style:family="text">
      <style:text-properties fo:font-size="10.10pt" fo:font-weight="normal" fo:font-family="'Times New Roman'" style:font-family-asian="'Times New Roman'" style:font-family-complex="'Times New Roman'" fo:background-color="transparent" style:use-window-font-color="true"/>
    </style:style>
    <style:style style:name="T32" style:family="text">
      <style:text-properties fo:font-size="12.00pt" fo:font-weight="bold" fo:font-family="'Century Schoolbook L'" style:font-family-asian="'Century Schoolbook L'" style:font-family-complex="'Century Schoolbook L'" fo:background-color="transparent" style:use-window-font-color="true"/>
    </style:style>
    <style:style style:name="T33" style:family="text">
      <style:text-properties fo:font-size="10.00pt" fo:font-weight="normal" fo:font-family="'Times New Roman'" style:font-family-asian="'Times New Roman'" style:font-family-complex="'Times New Roman'" fo:background-color="transparent" style:use-window-font-color="true"/>
    </style:style>
    <style:style style:name="T34" style:family="text">
      <style:text-properties fo:font-size="8.00pt" fo:font-weight="normal" fo:font-family="'Times New Roman'" style:font-family-asian="'Times New Roman'" style:font-family-complex="'Times New Roman'" fo:background-color="transparent" style:use-window-font-color="true"/>
    </style:style>
    <style:style style:name="T35" style:family="text">
      <style:text-properties fo:font-size="12.00pt" fo:font-weight="bold" fo:font-family="'Century Schoolbook L'" style:font-family-asian="'Century Schoolbook L'" style:font-family-complex="'Century Schoolbook L'" fo:background-color="transparent" style:use-window-font-color="true"/>
    </style:style>
    <style:style style:name="T36" style:family="text">
      <style:text-properties fo:font-size="10.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bold" fo:font-family="'Century Schoolbook L'" style:font-family-asian="'Century Schoolbook L'" style:font-family-complex="'Century Schoolbook 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Century Schoolbook L'" style:font-family-asian="'Century Schoolbook L'" style:font-family-complex="'Century Schoolbook L'" fo:background-color="transparent" style:use-window-font-color="true"/>
    </style:style>
    <style:style style:name="T40" style:family="text">
      <style:text-properties fo:font-size="9.00pt" fo:font-weight="normal" fo:font-family="'Times New Roman'" style:font-family-asian="'Times New Roman'" style:font-family-complex="'Times New Roman'" fo:background-color="transparent" style:use-window-font-color="true"/>
    </style:style>
    <style:style style:name="T41"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2" style:family="text">
      <style:text-properties fo:font-size="9.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43" style:family="text">
      <style:text-properties fo:font-size="9.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center" fo:margin-left="17.00pt" fo:text-indent="0.00pt" fo:margin-top="12.00pt" fo:margin-bottom="6.00pt"/>
    </style:style>
    <style:style style:name="P2" style:family="paragraph">
      <style:paragraph-properties fo:line-height="100.00%" fo:text-align="center" fo:margin-left="17.00pt" fo:text-indent="0.00pt"/>
    </style:style>
    <style:style style:name="P3" style:family="paragraph">
      <style:paragraph-properties fo:line-height="100.00%" fo:text-align="justify" fo:margin-left="26.10pt" fo:text-indent="0.00pt" fo:margin-right="26.10pt"/>
    </style:style>
    <style:style style:name="P4" style:family="paragraph">
      <style:paragraph-properties fo:line-height="100.00%" fo:text-align="justify"/>
    </style:style>
    <style:style style:name="P5" style:family="paragraph">
      <style:paragraph-properties fo:line-height="100.00%" fo:text-align="left" fo:margin-left="17.00pt" fo:text-indent="0.00pt" fo:margin-top="12.00pt" fo:margin-bottom="6.00pt"/>
    </style:style>
    <style:style style:name="P6" style:family="paragraph">
      <style:paragraph-properties fo:line-height="100.00%" fo:text-align="justify"/>
    </style:style>
    <style:style style:name="P7" style:family="paragraph">
      <style:paragraph-properties fo:line-height="100.00%" fo:text-align="justify" fo:margin-top="12.00pt" fo:margin-bottom="6.00pt"/>
    </style:style>
    <style:style style:name="P8" style:family="paragraph">
      <style:paragraph-properties fo:line-height="100.00%" fo:text-align="justify" fo:margin-top="12.00pt" fo:margin-bottom="6.00pt"/>
    </style:style>
    <style:style style:name="P9" style:family="paragraph">
      <style:paragraph-properties fo:line-height="100.00%" fo:text-align="justify" fo:margin-top="12.00pt" fo:margin-bottom="6.00pt"/>
    </style:style>
    <style:style style:name="P10" style:family="paragraph">
      <style:paragraph-properties fo:line-height="100.00%" fo:text-align="justify" fo:margin-top="12.00pt" fo:margin-bottom="6.00pt"/>
    </style:style>
    <style:style style:name="P11" style:family="paragraph">
      <style:paragraph-properties fo:line-height="100.00%" fo:text-align="justify" fo:margin-top="12.00pt" fo:margin-bottom="6.00pt"/>
    </style:style>
    <style:style style:name="P12" style:family="paragraph">
      <style:paragraph-properties fo:line-height="100.00%" fo:text-align="justify"/>
    </style:style>
    <style:style style:name="P13" style:family="paragraph">
      <style:paragraph-properties fo:line-height="100.00%" fo:text-align="justify" fo:margin-top="12.00pt" fo:margin-bottom="6.00pt"/>
    </style:style>
    <text:list-style style:name="L14">
      <text:list-level-style-bullet text:level="1" text:bullet-char="•">
        <style:list-level-properties text:space-before="11.35pt" text:min-label-width="18.00pt"/>
        <style:text-properties fo:font-family="Symbol"/>
      </text:list-level-style-bullet>
    </text:list-style>
    <style:style style:name="P14" style:family="paragraph">
      <style:paragraph-properties fo:line-height="100.00%" fo:text-align="left" fo:margin-left="-3.85pt" fo:text-indent="3.85pt" fo:margin-top="2.85pt" fo:margin-bottom="2.85pt"/>
    </style:style>
  </office:automatic-styles>
  <office:body>
    <office:text>
      <text:p text:style-name="P1"><text:span text:style-name="T1">Avrio: A Infinitley scalable Cryptocurrency</text:span></text:p>
      <text:p text:style-name="P2"><text:span text:style-name="T2"/></text:p>
      <text:p text:style-name="P2"><text:span text:style-name="T3">Ariel Hurdle</text:span></text:p>
      <text:p text:style-name="P2"><text:span text:style-name="T3">areilhurdle@gmail.com</text:span></text:p>
      <text:p text:style-name="P2"><text:a xlink:href="http://www.avrio.network/"><text:span text:style-name="T5">www.avrio.network</text:span></text:a><text:span text:style-name="T6"/></text:p>
      <text:p text:style-name="P2"><text:span text:style-name="T6"/></text:p>
      <text:p text:style-name="P2"><text:span text:style-name="T6"/></text:p>
      <text:p text:style-name="P2"><text:span text:style-name="T6"/></text:p>
      <text:p text:style-name="P3"><text:span text:style-name="T7">Abstract.<text:s text:c="2"/></text:span><text:span text:style-name="T8">A peer-to-peer currency using multiple blockchains rather than one, validated by a network of economically incentivesed "nodes".</text:span></text:p>
      <text:p text:style-name="P4"><text:span text:style-name="T9"/></text:p>
      <text:p text:style-name="P5"><text:span text:style-name="T10">1.<text:s text:c="4"/>Introduction</text:span><text:span text:style-name="T11"><text:s/></text:span></text:p>
      <text:p text:style-name="P6"><text:span text:style-name="T12">In the year 2009 bitcoin was released. It provided the first ever decentrilised method of monitray exchange. At first it seemed like a solution to a major probem in modern finance - centrilsed controll of money, however as it gained more users a major flaw emerged. Bitcoin could handle only ~7 transactions per seccond while cenetrilsed payment vendors such as visa could handle up to 24,000 per seccond. This is largely down to bitcoins core design in which all transactions are stored on a public blockchain. each transaction has to wait to be inculuded in a block and blocks can only contain a few transactions meaning the tps is hugley bottlenecked. We now propose a new protocol, avrio, which replaces the single public blockchain and PoW blocks with wallet chains. </text:span></text:p>
      <text:p text:style-name="P7"><text:span text:style-name="T13">2.<text:s text:c="4"/>Nodes</text:span></text:p>
      <text:p text:style-name="P7"><text:span text:style-name="T14">Like bitcoin anyone can run a node, however in avrio you get rewarded for doing so. To be rewarded you must fit certan conditions:</text:span></text:p>
      <text:p text:style-name="P7"><text:span text:style-name="T14">1) Have a<text:s/></text:span><text:span text:style-name="T15">full<text:s/></text:span><text:span text:style-name="T16">and correct coppy of every wallet chain</text:span></text:p>
      <text:p text:style-name="P7"><text:span text:style-name="T16">2) Mantain<text:s/></text:span><text:span text:style-name="T17">at least<text:s/></text:span><text:span text:style-name="T18">20 connections</text:span></text:p>
      <text:p text:style-name="P7"><text:span text:style-name="T18">3) Have a read/write delay of under x secconds (</text:span><text:span text:style-name="T19">x</text:span><text:span text:style-name="T20"><text:s/>is dictated by the<text:s text:c="2"/>network based on current node average to prevent low power nodes from getting rewards)</text:span></text:p>
      <text:p text:style-name="P7"><text:span text:style-name="T20">4) Have a average network ping of under<text:s/></text:span><text:span text:style-name="T21">x<text:s/></text:span><text:span text:style-name="T22">secconds<text:s/></text:span><text:span text:style-name="T23">(the average ping of the node is calculated by ceating a average of every connections reported time,<text:s/></text:span><text:span text:style-name="T24">x</text:span><text:span text:style-name="T25"><text:s/>is dictated by the network based on current node average to prevent speed nodes from getting rewards)</text:span></text:p>
      <text:p text:style-name="P7"><text:span text:style-name="T25">The reward each node recives also changes based on a number of factors to do with the node. This is done by letting every node that is connected to that node vote on it based o the following factors:</text:span></text:p>
      <text:p text:style-name="P7"><text:span text:style-name="T25">1) Read reaction time. The time it takes to read a random block from memory</text:span></text:p>
      <text:p text:style-name="P7"><text:span text:style-name="T25">2) Network reaction time. The time it tzmes for a node to respond to a ping</text:span></text:p>
      <text:p text:style-name="P7"><text:span text:style-name="T25">3) Total uptime. A node only recives rewards while online however nodes that are offline for less periods recive a larger reward each time</text:span></text:p>
      <text:p text:style-name="P7"><text:span text:style-name="T25">4) The ammount of valid new blocks, peers and uptime proofs they have receved from that peer</text:span></text:p>
      <text:p text:style-name="P7"><text:span text:style-name="T25">The nodes then vote on how well the node is perforing and when ever the node wants to collect a reward he gets the average vote then times that by the number of connections. he then calculates the maximum reward he could have got by timesing<text:s text:c="2"/>number of connections by 100 (the maximum vote) he then calculates the reward by working out what each vote is worth (the maximum reward is 10 AIO, if you have 100 connections the maximum votes<text:s text:c="2"/>is 100000 there fore each vote would be worth<text:s text:c="2"/>10 / 100000 = 0.0001 AIO. he then times number of vote by each bote worth to get his reward). Nodes who lock up funds also get a larger reward (percentage based).<text:s text:c="2"/>He publishes a block to the network sending himself the reward with the votes he recived from each reward (each one is signed by the full node for verifcation). anyone can easly validate the ammounts by checking the maths.</text:span></text:p>
      <text:p text:style-name="P7"><text:span text:style-name="T25">To ensure a fullnode has a full upto date copy of the blockchain it hashes a merkle tree of the entire blockchain (this is done during syncing and updated constantly) and then encrypts that final hash using AES-NI with their node public key as he key. every node stores a merkle tree of the blockchain so can easly verify that the fullnode has the blockchain by simply decrypting it.</text:span></text:p>
      <text:p text:style-name="P7"><text:span text:style-name="T26">2.<text:s text:c="4"/>Wallet chains</text:span></text:p>
      <text:p text:style-name="P7"><text:span text:style-name="T27">In Avrio every wallet has its own chain. This chain is stored by the nodes and only has a block added to it when a transaction related to them occurs (eg a recieve transaction or they send a transaction). This removes the bottleneck intoduced by a central blockchain and allows the blockchain to scale linilary to the number of fullnodes. </text:span></text:p>
      <text:p text:style-name="P7"><text:span text:style-name="T27">A transaction can add a btye of extra data, this can be used to set up user based deposits. This allows services to integrate avrio as a payment method then provide a unique address to each customer (which will send to their wallet chain but with the data automaticly added) and wait for the transaction to their wallet with the correct extradata. This is similar to cryptonotes payment id but much more compact as it ony takes up one byte extra space as opposed t 64.</text:span></text:p>
      <text:p text:style-name="P7"><text:span text:style-name="T28">3.<text:s text:c="4"/>Transactions</text:span></text:p>
      <text:p text:style-name="P7"><text:span text:style-name="T29">There are two main types of transactions: send txns and reward txns. A send transaction is creted by a sender and inculdes recipitent, amount gas details (price, max ect) and a digital ECDSA signature to check integrity. A reward transcation is created by a node - it contains everything in a send tx but nt the sender, it must also be bradcast with a list of votes signed by each voter (node) to ensure reward amount is correct.<text:s text:c="2"/>There are a few other less common txs:</text:span></text:p>
      <text:p text:style-name="P7"><text:span text:style-name="T29">1) Username registration tx - this transaction is used to register a new username for a wallet</text:span></text:p>
      <text:p text:style-name="P7"><text:span text:style-name="T29">2) Mesage Tx - using the extra data field of the transaction a sender can send a message to any wallet by simply paying the gas fee.</text:span></text:p>
      <text:p text:style-name="P7"><text:span text:style-name="T29">3) Fund Lock Tx - used by fullnodes t optionaly lock some funds in order to recieve a larger reward. the lock time is set to 30 days later at which point the fullnode automaticly renews its certificate and relocks the funds.</text:span></text:p>
      <text:p text:style-name="P7"><text:span text:style-name="T29">4) Burn tx - a user can choose to burn coins and allow them to be rerewarded to fullnodes (this will possably be used to prevent nodes from missbehaving by burning some of their funds if they missbehave)</text:span></text:p>
      <text:p text:style-name="P7"><text:span text:style-name="T29">A block can contain upto 100 transactions (though the recieving chain only stores the txns from thta block that are relavant to them in a block) however they cannot be conflicting. a block is considered a satae of the blockchain - each new block alters the old state of the blockchain (eg regsitering a new node or changing the balacne of wallet x) and thus cannot contradit each other (eg send x funds to alice<text:s text:c="2"/>then send thse funds to bob as well). A node first cehcks the estimated work to compleate the transaction(/s) wil be less than the max gas then the transaction is processed by the node and it updates the state of thier blockchains, node list, balance list or anything else that is changeed by the tx. He then calculates the work done and works out the fee based on the gas price and work done.</text:span></text:p>
      <text:p text:style-name="P7"><text:span text:style-name="T30">4.<text:s text:c="4"/>Usernames</text:span></text:p>
      <text:p text:style-name="P7"><text:span text:style-name="T31">Most cryptocurrencys ustilise long and unrecitable wallet "addresses". This makes end user adoption very difficult as comunicating where to send money becomes extensivley difficult. To solve this Avrio will allow users to register a username tied to their publickey, meaning you don't have to use a long and hard to remember address. The usernames are case sensitive and must be 10 or less charactors allow all letters, numbers and - _ . and ! allowing a total posable combinations of unimanginable magnitude. You can also create "subusernames" for a lowwer fee. this allows services to register a username (eg printersco) and register a subusername for every user for deposits (eg maxcarter.printersco). Avrio Core wallet also allows tracking of each subusername balance for easy deposit tracking.</text:span></text:p>
      <text:p text:style-name="P8"><text:span text:style-name="T32">5.<text:s text:c="4"/>Blocks</text:span></text:p>
      <text:p text:style-name="P9"><text:span text:style-name="T33">Each Block has the current block version, the creators chain key, the previous block hash, the timestamp the block was signed by the creator, the height of the block, the txns in the block, any extra data added to the block, a signature from the creator and a signature from the first node to validate it (to work out the number of blocks validated by each node).<text:s text:c="2"/>The previous block's hash is included to link each block in the wallet's chain together.</text:span></text:p>
      <text:p text:style-name="P9"><text:span text:style-name="T33">Because a block cannot<text:s text:c="2"/>be altered or removed once it is shared accross the network forks will only happen if a node is disconected from the network, if a conflicing block is presented to a node it polls its connections for their top block, if over 50% of the network have that block then it is accepted other wise it is rejected.</text:span></text:p>
      <text:p text:style-name="P10"><text:span text:style-name="T34"><text:s/></text:span><text:span text:style-name="T35">6.<text:s text:c="4"/>Speed</text:span></text:p>
      <text:p text:style-name="P11"><text:span text:style-name="T36">Due to avrio's parrell blockchain technology and lack of mining avrio's only main bottle neck is the computaional power of the nodes running avrio. The number of users is presumed to increase every year. The nodes will most likley follow that path at a smaller rate and slow down once the user count gets to a mass adoption level. Using current affordable technology a node can validate roughtly 5000-15000 transactions per seccond. bitcoin has a average of 400,000 transactions confirmed per 24 hours, therefore to run a bitcoin sized network avrio would need (((400,000 / 24) / 60) /60) / 10,000 = only 0.4 nodes. moores law states that compuational power doubles every two years, there fore if we can gain new (nodes per year * 2) * 10,000 new users per year.</text:span></text:p>
      <text:p text:style-name="P11"><text:span text:style-name="T37">12.<text:s text:c="4"/>Conclusion</text:span></text:p>
      <text:p text:style-name="P12"><text:span text:style-name="T38"/></text:p>
      <text:p text:style-name="P12"><text:span text:style-name="T38"/></text:p>
      <text:p text:style-name="P12"><text:span text:style-name="T38"/></text:p>
      <text:p text:style-name="P12"><text:span text:style-name="T38"/></text:p>
      <text:p text:style-name="P12"><text:span text:style-name="T38"/></text:p>
      <text:p text:style-name="P12"><text:span text:style-name="T38"/></text:p>
      <text:p text:style-name="P13"><text:span text:style-name="T39">References</text:span></text:p>
      <text:list text:style-name="L14">
        <text:list-item>
          <text:p text:style-name="P14"><text:span text:style-name="T40">Satoshi nakamoto, "Bitcoin,"<text:s/></text:span><text:a xlink:href="http://www.bitcoin.org/"><text:span text:style-name="T42">http://www.bitcoin.org</text:span></text:a><text:span text:style-name="T43">,<text:s text:c="2"/>2009.</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